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UBUcuerpoTrabajo">
      <style:text-properties style:font-name="Times New Roman"/>
    </style:style>
    <style:style style:name="P2" style:family="paragraph" style:parent-style-name="UBUcuerpoTrabajo" style:list-style-name="L1">
      <style:text-properties style:font-name="Times New Roman"/>
    </style:style>
    <style:style style:name="P3" style:family="paragraph" style:parent-style-name="UBUcuerpoTrabajo" style:list-style-name="L2">
      <style:text-properties style:font-name="Times New Roman"/>
    </style:style>
    <style:style style:name="P4" style:family="paragraph" style:parent-style-name="Heading_20_1">
      <style:paragraph-properties fo:margin-left="0.75cm" fo:margin-right="0cm" fo:margin-top="0.801cm" fo:margin-bottom="0.199cm" fo:text-indent="-0.25cm" style:auto-text-indent="false">
        <style:tab-stops/>
      </style:paragraph-properties>
      <style:text-properties fo:font-variant="small-caps" style:font-name="Arial" fo:font-size="16pt" style:font-size-asian="16.1000003814697pt" style:font-size-complex="16.1000003814697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Objetivos del proyecto </text:h>
      <text:p text:style-name="P1">Este apartado explica de forma precisa y concisa cuales son los objetivos que se persiguen con la realizacion del proyecto. Se puede distinguir entre los objetivos marcados por los requisitos del software a construir y los objetivos de caracter tecnico que se plantean a la hora de llevar a la práctica el proyecto.</text:p>
      <text:h text:style-name="Heading_20_2" text:outline-level="2">Objetivos</text:h>
      <text:p text:style-name="P1">Se van a mostrar los puntos que se quieren tratar en este proyecto, analizar el problema planteado por el tutor del proyecto Don Jesús Enrique Sierra García, de la empresa ASTI sobre la aplicabilidad de gazebo-ROS en la misma, y evaluar su viabilidad. Se podría resumir en dos objetivos principales:</text:p>
      <text:p text:style-name="P1"/>
      <text:list xml:id="list2270182749030308344" text:style-name="L1">
        <text:list-item>
          <text:list>
            <text:list-item>
              <text:p text:style-name="P2">Realizar un informe final:</text:p>
              <text:list>
                <text:list-header>
                  <text:p text:style-name="P2">En este informe deberemos de valorar todo lo que hemos aprendido, evaluar lo ventajoso que puede ser, analizar las características de la empresa y el impacto que este podría tener incorporar este sistema, hacer un informe económico, y último y más importante, aconsejar o desaconsejar su implantación en la empresa.</text:p>
                  <text:p text:style-name="P2"/>
                </text:list-header>
              </text:list>
            </text:list-item>
            <text:list-item>
              <text:p text:style-name="P2">Realizar un curso que acorte el tiempo de aprendizaje:</text:p>
            </text:list-item>
          </text:list>
        </text:list-item>
      </text:list>
      <text:p text:style-name="P1"><text:tab/><text:tab/>El objetivo de este proyecto, es que en el caso de que sea viable implantar esta <text:tab/><text:tab/><text:tab/>tecnología, después de haber aprendido los primeros pasos en su utilización <text:tab/><text:tab/><text:tab/>seamos capaces de realizar un cursodonde venga todo bien explicado, y así acorte <text:tab/><text:tab/>los plazos de aprendizaje para otras personas.</text:p>
      <text:list xml:id="list4129013279371327098" text:style-name="L2">
        <text:list-item>
          <text:list>
            <text:list-item>
              <text:list>
                <text:list-header>
                  <text:p text:style-name="P3"/>
                </text:list-header>
              </text:list>
            </text:list-item>
          </text:list>
        </text:list-item>
      </text:list>
      <text:p text:style-name="UBUcuerpoTrabajo"/>
      <text:h text:style-name="Heading_20_2" text:outline-level="2">Resumen</text:h>
      <text:p text:style-name="UBUcuerpoTrabajo">En lineas generales las primeras semanas serán llevadas a cabo para documentarnos y aprender como funciona el simulador, realizaremos distintos tutoriales y pruebas, y decidiremos cuál será el entorno de trabajo con el que seguir, una vez elegido ROS, deberemos instalar todas sus librerías, y aprender a manejar este complejo sistema operativo, lanzar un mundo con nuestro robot, que nuestro robot este en un nodo de ROS, y lograr la comunicación con el robot de tal manera que interprete nuestras ordenes.</text:p>
      <text:p text:style-name="UBUcuerpoTrabajo"/>
      <text:p text:style-name="UBUcuerpoTrabajo">Finalmente deberemos elaborar un informe en el cual saquemos una buena y estudiada recomendación para la empresa ASTI, con la que ellos puedan decidir si desean implantar dicha tecnología o no. Para facilitar el trabajo a otras personas que deseen aprender en este mundo ROS crearemos un curso para usua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adornments="Negrita"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UBUcuerpoTrabajo" style:family="paragraph" style:parent-style-name="Text_20_body" style:class="text">
      <style:paragraph-properties fo:margin-left="0cm" fo:margin-right="0cm" fo:margin-top="0cm" fo:margin-bottom="0cm" fo:text-indent="0.499cm" style:auto-text-indent="false"/>
    </style:style>
    <style:style style:name="Heading_20_1" style:display-name="Heading 1" style:family="paragraph" style:parent-style-name="Heading" style:next-style-name="UBUcuerpoTrabajo" style:default-outline-level="1" style:class="text" style:master-page-name="">
      <style:paragraph-properties fo:margin-top="0.42cm" fo:margin-bottom="0.21cm" style:page-number="auto"/>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list-style-name="List_20_1" style:class="list">
      <style:paragraph-properties fo:margin-top="0cm" fo:margin-bottom="0.212cm"/>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1_20_End" style:display-name="Numbering 1 End" style:family="paragraph" style:parent-style-name="List" style:class="list">
      <style:paragraph-properties fo:margin-left="0.635cm" fo:margin-right="0cm" fo:margin-top="0cm" fo:margin-bottom="0.423cm"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Heading_20_2" style:display-name="Heading 2" style:family="paragraph" style:parent-style-name="Heading" style:next-style-name="Text_20_body" style:default-outline-level="2" style:class="text">
      <style:paragraph-properties fo:margin-left="0.75cm" fo:margin-right="0cm" fo:margin-top="0.6cm" fo:margin-bottom="0.199cm" fo:text-indent="-0.25cm" style:auto-text-indent="false">
        <style:tab-stops/>
      </style:paragraph-properties>
      <style:text-properties style:font-name="Arial" fo:font-size="15pt" fo:font-style="normal"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499cm" fo:margin-left="3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3">
      <number:day number:style="long"/>
      <number:text>/</number:text>
      <number:month number:textual="true"/>
      <number:text>/</number:text>
      <number:year/>
    </number:date-style>
  </office:automatic-styles>
  <office:master-styles>
    <style:master-page style:name="Standard" style:page-layout-name="Mpm1">
      <style:footer>
        <text:p text:style-name="Footer"><text:file-name text:display="name-and-extension">2_ObjetivosDelProyecto.odt</text:file-name> v.<text:editing-cycles>20</text:editing-cycles> <text:title/><text:modification-date style:data-style-name="N103">06/jun/17</text:modification-date><text:tab/><text:tab/><text:page-number text:select-page="current">1</text:page-number>/<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pa </meta:initial-creator>
    <meta:creation-date>2014-01-25T22:23:01</meta:creation-date>
    <meta:generator>OpenOffice/4.1.3$Win32 OpenOffice.org_project/413m1$Build-9783</meta:generator>
    <dc:date>2017-06-06T10:47:51.96</dc:date>
    <dc:creator>Carmelo Basconcillos Reyero</dc:creator>
    <meta:editing-duration>PT4H39M52S</meta:editing-duration>
    <meta:editing-cycles>20</meta:editing-cycles>
    <meta:document-statistic meta:table-count="0" meta:image-count="0" meta:object-count="0" meta:page-count="1" meta:paragraph-count="12" meta:word-count="356" meta:character-count="2207"/>
  </office:meta>
</office:document-meta>
</file>